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L96.H36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ommt her, ihr Mens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hdl.loc.gov/loc.music/musml96.100002" xlink:type="simple">http://hdl.loc.gov/loc.music/musml96.100002</text:a></text:p>
          </table:table-cell>
        </table:table-row>
        <table:table-row table:style-name="ro1">
          <table:table-cell office:value-type="string" calcext:value-type="string">
            <text:p>ML30.8b.H43 G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lccn.loc.gov/2008560621" xlink:type="simple">https://lccn.loc.gov/2008560621</text:a>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7-06T20:32:40.878148126</dc:date>
    <meta:editing-duration>PT3H14M34S</meta:editing-duration>
    <meta:editing-cycles>60</meta:editing-cycles>
    <meta:generator>LibreOffice/7.3.4.2$Linux_X86_64 LibreOffice_project/30$Build-2</meta:generator>
    <meta:document-statistic meta:table-count="1" meta:cell-count="15" meta:object-count="0"/>
  </office:meta>
</office:document-meta>
</file>